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1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54cm"/>
      <style:paragraph-properties style:writing-mode="lr-tb"/>
    </style:style>
    <style:style style:name="gr7" style:family="graphic" style:parent-style-name="standard">
      <style:graphic-properties draw:fill-color="#481d32" draw:textarea-horizontal-align="justify" draw:textarea-vertical-align="middle" draw:auto-grow-height="false" fo:min-height="0.75cm" fo:min-width="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74cm"/>
      <style:paragraph-properties style:writing-mode="lr-tb"/>
    </style:style>
    <style:style style:name="gr9" style:family="graphic" style:parent-style-name="objectwithoutfill">
      <style:graphic-properties draw:marker-end="Linienspitzen_20_2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251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stroke="dash" draw:stroke-dash="Long_20_Dash" svg:stroke-width="0.081cm" svg:stroke-color="#c9211e" draw:marker-start-width="0.321cm" draw:marker-end="Linienspitzen_20_3" draw:marker-end-width="0.421cm" svg:stroke-linecap="butt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0.806cm" fo:min-width="2.668cm" fo:wrap-option="wrap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35cm" fo:min-width="3cm"/>
      <style:paragraph-properties style:writing-mode="lr-tb"/>
    </style:style>
    <style:style style:name="gr17" style:family="graphic" style:parent-style-name="standard">
      <style:graphic-properties draw:fill-color="#ffbf00" draw:textarea-horizontal-align="justify" draw:textarea-vertical-align="middle" draw:auto-grow-height="false" fo:min-height="0.876cm" fo:min-width="13.126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75cm" fo:min-width="5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fill-color="#ffbf00" draw:textarea-horizontal-align="justify" draw:textarea-vertical-align="middle" draw:auto-grow-height="false" fo:min-height="0.876cm" fo:min-width="10.126cm"/>
      <style:paragraph-properties style:writing-mode="lr-tb"/>
    </style:style>
    <style:style style:name="gr21" style:family="graphic" style:parent-style-name="standard">
      <style:graphic-properties draw:fill-color="#ffd7d7" draw:textarea-horizontal-align="justify" draw:textarea-vertical-align="middle" draw:auto-grow-height="false" fo:min-height="0.75cm" fo:min-width="5cm"/>
      <style:paragraph-properties style:writing-mode="lr-tb"/>
    </style:style>
    <style:style style:name="gr22" style:family="graphic" style:parent-style-name="standard">
      <style:graphic-properties draw:marker-start="Linienspitzen_20_4" draw:marker-start-width="0.3cm" draw:marker-end="Linienspitzen_20_5" draw:marker-end-width="0.3cm" draw:textarea-vertical-align="middle"/>
    </style:style>
    <style:style style:name="gr23" style:family="graphic" style:parent-style-name="standard">
      <style:graphic-properties draw:stroke="none" draw:fill="none" fo:min-height="0.475cm"/>
      <style:paragraph-properties style:writing-mode="lr-tb"/>
    </style:style>
    <style:style style:name="gr24" style:family="graphic" style:parent-style-name="objectwithoutfill">
      <style:graphic-properties draw:marker-end="Linienspitzen_20_6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6" style:family="graphic" style:parent-style-name="standard">
      <style:graphic-properties draw:stroke="solid" draw:fill="none" fo:min-height="2.02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9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/>
      <style:paragraph-properties style:writing-mode="lr-tb"/>
    </style:style>
    <style:style style:name="gr29" style:family="graphic" style:parent-style-name="standard">
      <style:graphic-properties draw:fill-color="#d4ea6b" draw:textarea-horizontal-align="justify" draw:textarea-vertical-align="middle" draw:auto-grow-height="false" fo:min-height="0.59cm" fo:min-width="2.02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3cm"/>
      <style:paragraph-properties style:writing-mode="lr-tb"/>
    </style:style>
    <style:style style:name="gr31" style:family="graphic" style:parent-style-name="standard">
      <style:graphic-properties draw:stroke="none" draw:fill="none" fo:min-height="0.865cm"/>
      <style:paragraph-properties style:writing-mode="lr-tb"/>
    </style:style>
    <style:style style:name="gr32" style:family="graphic" style:parent-style-name="standard">
      <style:graphic-properties draw:stroke="none" draw:fill="none" fo:min-height="0.357cm"/>
      <style:paragraph-properties style:writing-mode="lr-tb"/>
    </style:style>
    <style:style style:name="gr33" style:family="graphic" style:parent-style-name="standard">
      <style:graphic-properties draw:stroke="none" draw:fill="none" fo:min-height="0.395cm"/>
      <style:paragraph-properties style:writing-mode="lr-tb"/>
    </style:style>
    <style:style style:name="gr34" style:family="graphic" style:parent-style-name="objectwithoutfill">
      <style:graphic-properties draw:marker-end="Linienspitzen_20_7" draw:marker-end-width="0.3cm" draw:fill="none" draw:textarea-vertical-align="middle"/>
    </style:style>
    <style:style style:name="gr35" style:family="graphic" style:parent-style-name="standard">
      <style:graphic-properties draw:stroke="dash" draw:stroke-dash="Dot" svg:stroke-color="#000000" svg:stroke-linecap="butt" draw:fill="none" draw:fill-color="#ffffff" draw:textarea-horizontal-align="left" draw:auto-grow-height="true" draw:auto-grow-width="true" fo:min-height="0.949cm" fo:min-width="8.939cm"/>
      <style:paragraph-properties style:writing-mode="lr-tb"/>
    </style:style>
    <style:style style:name="gr36" style:family="graphic" style:parent-style-name="objectwithoutfill">
      <style:graphic-properties draw:marker-end="Linienspitzen_20_9" draw:marker-end-width="0.3cm" draw:fill="none" draw:textarea-vertical-align="middle"/>
    </style:style>
    <style:style style:name="gr37" style:family="graphic" style:parent-style-name="standard">
      <style:graphic-properties draw:stroke="dash" draw:stroke-dash="Dot_20__28_Rounded_29_" svg:stroke-linecap="round" draw:fill="none" fo:min-height="1.89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5.5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89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481d32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12pt"/>
    </style:style>
    <style:style style:name="P13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-color="#ffbf00"/>
      <style:paragraph-properties fo:text-align="center" style:writing-mode="lr-tb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-color="#ffd7d7"/>
      <style:paragraph-properties fo:text-align="center"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  <style:text-properties fo:font-size="14pt" fo:background-color="#ffffd7" style:font-size-asian="14pt" style:font-size-complex="14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d7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.42cm" fo:margin-bottom="0.35cm" fo:line-height="100%" fo:text-indent="0cm"/>
    </style:style>
    <style:style style:name="P24" style:family="paragraph">
      <loext:graphic-properties draw:fill="none" draw:fill-color="#ffffff"/>
      <style:paragraph-properties style:writing-mode="lr-tb"/>
      <style:text-properties fo:font-size="12pt" fo:background-color="#ffffd7" style:font-size-asian="12pt" style:font-size-complex="12pt"/>
    </style:style>
    <style:style style:name="P25" style:family="paragraph">
      <loext:graphic-properties draw:fill-color="#d4ea6b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="none"/>
      <style:paragraph-properties style:writing-mode="lr-tb"/>
      <style:text-properties fo:font-size="12pt"/>
    </style:style>
    <style:style style:name="P27" style:family="paragraph">
      <loext:graphic-properties draw:fill="none"/>
      <style:paragraph-properties style:writing-mode="lr-tb"/>
      <style:text-properties fo:font-size="11pt"/>
    </style:style>
    <style:style style:name="P2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2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0" style:family="paragraph">
      <loext:graphic-properties draw:fill="none"/>
      <style:paragraph-properties style:writing-mode="lr-tb"/>
      <style:text-properties fo:font-size="12pt" fo:background-color="#ffff00" style:font-size-asian="12pt" style:font-size-complex="12pt"/>
    </style:style>
    <style:style style:name="P3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style:letter-kerning="true" style:font-name-asian="Noto Sans CJK SC" style:font-size-asian="14pt" style:font-name-complex="Lohit Devanagari" style:font-size-complex="14pt"/>
    </style:style>
    <style:style style:name="T4" style:family="text">
      <style:text-properties style:font-name="Liberation Sans" fo:font-size="14pt" style:letter-kerning="true" fo:background-color="#77bc65" style:font-name-asian="Noto Sans CJK SC" style:font-size-asian="14pt" style:font-name-complex="Lohit Devanagari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background-color="#77bc65" style:font-size-asian="12pt" style:font-size-complex="12pt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2pt"/>
    </style:style>
    <style:style style:name="T10" style:family="text">
      <style:text-properties fo:font-size="12pt" fo:background-color="#ffffd7"/>
    </style:style>
    <style:style style:name="T11" style:family="text">
      <style:text-properties fo:font-size="14pt" fo:background-color="#ffffd7" style:font-size-asian="14pt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background-color="#ffffd7" style:font-size-asian="12pt" style:font-size-complex="12pt"/>
    </style:style>
    <style:style style:name="T14" style:family="text">
      <style:text-properties fo:font-size="11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fo:background-color="#ffff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5.5cm" svg:height="1cm" svg:x="1.5cm" svg:y="5.1cm">
          <text:p text:style-name="P1"><text:span text:style-name="T1">EventPublisherMai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999cm" svg:x1="4.25cm" svg:y1="6.1cm" svg:x2="7cm" svg:y2="5.6cm" draw:start-shape="id1" draw:start-glue-point="2" draw:end-shape="id1" draw:end-glue-point="1" svg:d="M4250 6100v1500h3251v-2000h-501" svg:viewBox="0 0 3252 2001">
          <text:p text:style-name="P2"><text:span text:style-name="T1">main()</text:span></text:p>
        </draw:connector>
        <draw:custom-shape draw:style-name="gr3" draw:text-style-name="P2" draw:layer="layout" svg:width="0.5cm" svg:height="12cm" svg:x="9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02cm" svg:height="0.962cm" svg:x="1.198cm" svg:y="2.6cm">
          <draw:text-box>
            <text:p>lokal</text:p>
          </draw:text-box>
        </draw:frame>
        <draw:frame draw:style-name="gr5" draw:text-style-name="P4" draw:layer="layout" svg:width="1.924cm" svg:height="0.962cm" svg:x="11cm" svg:y="2.6cm">
          <draw:text-box>
            <text:p>AWS</text:p>
          </draw:text-box>
        </draw:frame>
        <draw:custom-shape draw:style-name="gr1" draw:text-style-name="P5" draw:layer="layout" svg:width="5.5cm" svg:height="1cm" svg:x="12.5cm" svg:y="5.1cm">
          <text:p text:style-name="P5"><text:span text:style-name="T2">de.zent.berlin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8.47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custom-shape draw:style-name="gr7" draw:text-style-name="P7" xml:id="id2" draw:id="id2" draw:layer="layout" svg:width="5.5cm" svg:height="1cm" svg:x="20cm" svg:y="8.3cm">
          <text:p text:style-name="P5">EventBus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874cm" svg:height="0.806cm" svg:x="20.47cm" svg:y="9.338cm">
          <draw:text-box>
            <text:list text:style-name="L1">
              <text:list-item>
                <text:p><text:span text:style-name="T3">Name: </text:span><text:span text:style-name="T4">maze-bus</text:span></text:p>
              </text:list-item>
            </text:list>
          </draw:text-box>
        </draw:frame>
        <draw:connector draw:style-name="gr9" draw:text-style-name="P8" draw:layer="layout" svg:x1="4.25cm" svg:y1="6.1cm" svg:x2="20cm" svg:y2="8.8cm" draw:start-shape="id1" draw:start-glue-point="2" draw:end-shape="id2" draw:end-glue-point="3" svg:d="M4250 6100v2700h15750" svg:viewBox="0 0 15751 2701">
          <text:p/>
        </draw:connector>
        <draw:frame draw:style-name="gr10" draw:text-style-name="P10" draw:layer="layout" svg:width="11.412cm" svg:height="1cm" svg:x="0.088cm" svg:y="13.3cm">
          <draw:text-box>
            <text:p text:style-name="P9"><text:span text:style-name="T5">$ sam logs --cw-log-group  /aws/lambda/maze-berlin-lambda --tail</text:span></text:p>
          </draw:text-box>
        </draw:frame>
        <draw:custom-shape draw:style-name="gr7" draw:text-style-name="P7" xml:id="id3" draw:id="id3" draw:layer="layout" svg:width="5.5cm" svg:height="1cm" svg:x="20cm" svg:y="10.8cm">
          <text:p text:style-name="P5">EventBus-Rule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715cm" svg:height="0.725cm" svg:x="20.5cm" svg:y="11.8cm">
          <draw:text-box>
            <text:list text:style-name="L1">
              <text:list-item>
                <text:p><text:span text:style-name="T6">Name: </text:span><text:span text:style-name="T7">maze-eventbridge-rule</text:span></text:p>
              </text:list-item>
            </text:list>
          </draw:text-box>
        </draw:frame>
        <draw:frame draw:style-name="gr12" draw:text-style-name="P12" draw:layer="layout" svg:width="5.751cm" svg:height="2.621cm" svg:x="20.749cm" svg:y="12.525cm">
          <draw:text-box>
            <text:p><text:span text:style-name="T8">Event pattern</text:span><text:span text:style-name="T9">:</text:span></text:p>
            <text:p><text:span text:style-name="T9">{</text:span></text:p>
            <text:p><text:span text:style-name="T9"><text:s text:c="2"/></text:span><text:span text:style-name="T10">"source": ["de.zent.maze"],</text:span></text:p>
            <text:p><text:span text:style-name="T10"><text:s text:c="2"/></text:span><text:span text:style-name="T10">"detail-type": ["xxx"]</text:span></text:p>
            <text:p><text:span text:style-name="T9">}</text:span></text:p>
          </draw:text-box>
        </draw:frame>
        <draw:connector draw:style-name="gr13" draw:text-style-name="P2" draw:layer="layout" svg:x1="25.5cm" svg:y1="8.8cm" svg:x2="25.5cm" svg:y2="11.3cm" draw:start-shape="id2" draw:end-shape="id3" draw:end-glue-point="1" svg:d="M25500 8800h501v2500h-501" svg:viewBox="0 0 502 2501">
          <text:p/>
        </draw:connector>
        <draw:connector draw:style-name="gr14" draw:text-style-name="P8" draw:layer="layout" svg:x1="22.75cm" svg:y1="8.3cm" svg:x2="15.25cm" svg:y2="7.1cm" draw:start-shape="id2" draw:start-glue-point="0" draw:end-shape="id4" draw:end-glue-point="2" svg:d="M22750 8300v-600h-7500v-600" svg:viewBox="0 0 7501 1201">
          <text:p/>
        </draw:connector>
        <draw:custom-shape draw:style-name="gr15" draw:text-style-name="P13" draw:layer="layout" svg:width="4.5cm" svg:height="1.5cm" svg:x="4.5cm" svg:y="2.6cm">
          <text:p text:style-name="P1"><text:span text:style-name="T1">Event-Send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4.5cm" svg:height="1.5cm" svg:x="16.5cm" svg:y="2.6cm">
          <text:p text:style-name="P1"><text:span text:style-name="T1">Event-Empfän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3.5cm" svg:height="0.6cm" svg:x="1.5cm" svg:y="4.5cm">
          <text:p text:style-name="P14"><text:span text:style-name="T6">maze-</text:span><text:span text:style-name="T6">augsbur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2.5cm" svg:y="4.5cm">
          <text:p text:style-name="P14"><text:span text:style-name="T6">maze-berli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cm" svg:height="1.5cm" svg:x="1cm" svg:y="0.5cm">
          <text:p text:style-name="P5">EventBridge: Event senden und empfange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8" draw:text-style-name="P15" xml:id="id4" draw:id="id4" draw:layer="layout" svg:width="5.5cm" svg:height="1cm" svg:x="12.5cm" svg:y="6.1cm">
          <text:p text:style-name="P14"><text:span text:style-name="T6">handl</text:span><text:span text:style-name="T6">eRequ</text:span><text:span text:style-name="T6">est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xml:id="id5" draw:id="id5" draw:layer="layout" svg:width="5.5cm" svg:height="1cm" svg:x="1.501cm" svg:y="5.1cm">
          <text:p text:style-name="P1"><text:span text:style-name="T1">LambdaInvo</text:span><text:span text:style-name="T1">keMai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999cm" svg:x1="4.251cm" svg:y1="6.1cm" svg:x2="7.001cm" svg:y2="5.6cm" draw:start-shape="id5" draw:start-glue-point="2" draw:end-shape="id5" draw:end-glue-point="1" svg:d="M4251 6100v1500h3251v-2000h-501" svg:viewBox="0 0 3252 2001">
          <text:p text:style-name="P2"><text:span text:style-name="T1">main()</text:span></text:p>
        </draw:connector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02cm" svg:height="0.962cm" svg:x="1.199cm" svg:y="2.6cm">
          <draw:text-box>
            <text:p>lokal</text:p>
          </draw:text-box>
        </draw:frame>
        <draw:frame draw:style-name="gr5" draw:text-style-name="P4" draw:layer="layout" svg:width="1.924cm" svg:height="0.962cm" svg:x="11.001cm" svg:y="2.6cm">
          <draw:text-box>
            <text:p>AWS</text:p>
          </draw:text-box>
        </draw:frame>
        <draw:custom-shape draw:style-name="gr1" draw:text-style-name="P5" draw:layer="layout" svg:width="5.5cm" svg:height="1cm" svg:x="12.501cm" svg:y="5.1cm">
          <text:p text:style-name="P5"><text:span text:style-name="T2">de.zent.berlin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8.471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frame draw:style-name="gr10" draw:text-style-name="P10" draw:layer="layout" svg:width="11.412cm" svg:height="1cm" svg:x="0.089cm" svg:y="13.3cm">
          <draw:text-box>
            <text:p text:style-name="P9"><text:span text:style-name="T5">$ sam logs --cw-log-group  /aws/lambda/maze-berlin-lambda --tail</text:span></text:p>
          </draw:text-box>
        </draw:frame>
        <draw:connector draw:style-name="gr14" draw:text-style-name="P8" draw:layer="layout" draw:line-skew="1.399cm" svg:x1="4.251cm" svg:y1="6.1cm" svg:x2="15.25cm" svg:y2="7.1cm" draw:start-shape="id5" draw:start-glue-point="2" draw:end-shape="id6" draw:end-glue-point="2" svg:d="M4251 6100v2900h10999v-1900" svg:viewBox="0 0 11000 2901">
          <text:p/>
        </draw:connector>
        <draw:custom-shape draw:style-name="gr15" draw:text-style-name="P13" draw:layer="layout" svg:width="4.5cm" svg:height="1.5cm" svg:x="4.501cm" svg:y="2.6cm">
          <text:p text:style-name="P1"><text:span text:style-name="T1">Aufru</text:span><text:span text:style-name="T1">f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4.5cm" svg:height="1.5cm" svg:x="16.501cm" svg:y="2.6cm">
          <text:p text:style-name="P1"><text:span text:style-name="T1">Empfän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3.5cm" svg:height="0.6cm" svg:x="1.501cm" svg:y="4.5cm">
          <text:p text:style-name="P14"><text:span text:style-name="T6">maze-augsbur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2.501cm" svg:y="4.5cm">
          <text:p text:style-name="P14"><text:span text:style-name="T6">maze-berlin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1cm" svg:height="1.5cm" svg:x="1.001cm" svg:y="0.5cm">
          <text:p text:style-name="P5">Lambda-Function Invoke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8" draw:text-style-name="P15" xml:id="id6" draw:id="id6" draw:layer="layout" svg:width="5.5cm" svg:height="1cm" svg:x="12.5cm" svg:y="6.1cm">
          <text:p text:style-name="P14"><text:span text:style-name="T6">handleRequest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20" draw:text-style-name="P16" draw:layer="layout" svg:width="11cm" svg:height="1.5cm" svg:x="1.002cm" svg:y="0.501cm">
          <text:p text:style-name="P5">Lambda-Function mit API-Gateway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5" draw:text-style-name="P4" draw:layer="layout" svg:width="1.924cm" svg:height="0.962cm" svg:x="11.001cm" svg:y="2.6cm">
          <draw:text-box>
            <text:p>AWS</text:p>
          </draw:text-box>
        </draw:frame>
        <draw:custom-shape draw:style-name="gr1" draw:text-style-name="P5" draw:layer="layout" svg:width="5.5cm" svg:height="1cm" svg:x="12.501cm" svg:y="5.1cm">
          <text:p text:style-name="P5"><text:span text:style-name="T2">de.zent.hamburg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8.471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custom-shape draw:style-name="gr16" draw:text-style-name="P15" draw:layer="layout" svg:width="3.5cm" svg:height="0.6cm" svg:x="12.501cm" svg:y="4.5cm">
          <text:p text:style-name="P14"><text:span text:style-name="T6">maze-hambur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5.5cm" svg:height="1cm" svg:x="12.5cm" svg:y="6.1cm">
          <text:p text:style-name="P14"><text:span text:style-name="T6">handleRequest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xml:id="id8" draw:id="id8" draw:layer="layout" svg:width="5.5cm" svg:height="1cm" svg:x="12.5cm" svg:y="8.5cm">
          <text:p text:style-name="P5">API-Gateway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5cm" svg:y1="8.5cm" svg:x2="15cm" svg:y2="7.1cm">
          <text:p/>
        </draw:line>
        <draw:frame draw:style-name="gr23" draw:text-style-name="P19" draw:layer="layout" svg:width="16.859cm" svg:height="0.725cm" svg:x="10cm" svg:y="11.775cm">
          <draw:text-box>
            <text:p><text:span text:style-name="T6">https://zldhy37rz0.execute-api.eu-central-1.amazonaws.com/default/maze-hamburg</text:span></text:p>
          </draw:text-box>
        </draw:frame>
        <draw:custom-shape draw:style-name="gr1" draw:text-style-name="P5" xml:id="id7" draw:id="id7" draw:layer="layout" svg:width="5.5cm" svg:height="1cm" svg:x="2cm" svg:y="8.5cm">
          <text:p text:style-name="P5">Client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draw:type="lines" svg:x1="4.75cm" svg:y1="9.5cm" svg:x2="15.25cm" svg:y2="9.5cm" draw:start-shape="id7" draw:start-glue-point="2" draw:end-shape="id8" draw:end-glue-point="2" svg:d="M4750 9500v501h10500v-501" svg:viewBox="0 0 10501 502">
          <text:p/>
        </draw:connector>
        <draw:frame draw:style-name="gr25" draw:text-style-name="P20" draw:layer="layout" svg:width="1.8cm" svg:height="0.806cm" svg:x="10.1cm" svg:y="11.169cm">
          <draw:text-box>
            <text:p><text:span text:style-name="T11">URL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" draw:text-style-name="P1" draw:layer="layout" svg:width="5.5cm" svg:height="1cm" svg:x="1.501cm" svg:y="5.1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.501cm" svg:y="4.5cm">
          <text:p text:style-name="P14"><text:span text:style-name="T6">maze-munich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4.5cm" svg:height="1.5cm" svg:x="4.5cm" svg:y="2cm">
          <text:p text:style-name="P14"><text:span text:style-name="T6">Angular-App (statisch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6" draw:layer="layout" svg:width="11cm" svg:height="1.5cm" svg:x="1.002cm" svg:y="0.501cm">
          <text:p text:style-name="P5">Statische Angular-App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25" draw:text-style-name="P20" draw:layer="layout" svg:width="5.5cm" svg:height="0.806cm" svg:x="15cm" svg:y="1cm">
          <draw:text-box>
            <text:p><text:span text:style-name="T11">Angular App bauen</text:span></text:p>
          </draw:text-box>
        </draw:frame>
        <draw:frame draw:style-name="gr26" draw:text-style-name="P10" draw:layer="layout" svg:width="6cm" svg:height="2.273cm" svg:x="15cm" svg:y="1.867cm">
          <draw:text-box>
            <text:p text:style-name="P9"><text:span text:style-name="T5">$ ng new maze-munich</text:span></text:p>
            <text:p text:style-name="P23"><text:span text:style-name="T12">$ </text:span><text:span text:style-name="T5">cd maze-munich/</text:span></text:p>
            <text:p text:style-name="P23"><text:span text:style-name="T12">$ </text:span><text:span text:style-name="T5">ng build</text:span></text:p>
          </draw:text-box>
        </draw:frame>
        <draw:custom-shape draw:style-name="gr27" draw:text-style-name="P2" draw:layer="layout" svg:width="1cm" svg:height="1.36cm" svg:x="17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4" draw:layer="layout" svg:width="1.848cm" svg:height="0.725cm" svg:x="18.052cm" svg:y="4.675cm">
          <draw:text-box>
            <text:p><text:span text:style-name="T13">Upload</text:span></text:p>
          </draw:text-box>
        </draw:frame>
        <draw:custom-shape draw:style-name="gr29" draw:text-style-name="P25" draw:layer="layout" svg:width="4.5cm" svg:height="1.5cm" svg:x="15cm" svg:y="6cm">
          <text:p text:style-name="P14"><text:span text:style-name="T6">S3 Bucke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26" draw:layer="layout" svg:width="12.766cm" svg:height="0.725cm" svg:x="15.234cm" svg:y="11cm">
          <draw:text-box>
            <text:p><text:span text:style-name="T9">http://maze-munich.s3-website.eu-central-1.amazonaws.com/</text:span></text:p>
          </draw:text-box>
        </draw:frame>
        <draw:frame draw:style-name="gr25" draw:text-style-name="P20" draw:layer="layout" svg:width="1.8cm" svg:height="0.806cm" svg:x="15.5cm" svg:y="10.388cm">
          <draw:text-box>
            <text:p><text:span text:style-name="T11">URL</text:span></text:p>
          </draw:text-box>
        </draw:frame>
        <draw:frame draw:style-name="gr30" draw:text-style-name="P11" draw:layer="layout" svg:width="5.213cm" svg:height="1.673cm" svg:x="19.287cm" svg:y="6.301cm">
          <draw:text-box>
            <text:list text:style-name="L1">
              <text:list-item>
                <text:p><text:span text:style-name="T6">Public</text:span></text:p>
              </text:list-item>
              <text:list-item>
                <text:p><text:span text:style-name="T6">Static website hosting</text:span></text:p>
              </text:list-item>
              <text:list-item>
                <text:p><text:span text:style-name="T6">Bucket policy</text:span></text:p>
              </text:list-item>
            </text:list>
          </draw:text-box>
        </draw:frame>
        <draw:frame draw:style-name="gr31" draw:text-style-name="P27" draw:layer="layout" svg:width="6.138cm" svg:height="1.115cm" svg:x="15.362cm" svg:y="8.885cm">
          <draw:text-box>
            <text:p><text:span text:style-name="T14">"Sid": "AllowPublicReadAccess",</text:span></text:p>
            <text:p><text:span text:style-name="T14">"Effect": "Allow",</text:span></text:p>
          </draw:text-box>
        </draw:frame>
        <draw:frame draw:style-name="gr25" draw:text-style-name="P20" draw:layer="layout" svg:width="5cm" svg:height="0.806cm" svg:x="15.5cm" svg:y="8.079cm">
          <draw:text-box>
            <text:p><text:span text:style-name="T11">Bucket Policy</text:span></text:p>
          </draw:text-box>
        </draw:frame>
        <draw:frame draw:style-name="gr32" draw:text-style-name="P28" draw:layer="layout" svg:width="15.524cm" svg:height="0.607cm" svg:x="0.476cm" svg:y="14.893cm">
          <draw:text-box>
            <text:p><text:span text:style-name="T15">https://medium.com/serverlessguru/deploying-angular-to-aws-in-seconds-or-10-minutes-941faa8c0aab</text:span></text:p>
          </draw:text-box>
        </draw:frame>
        <draw:frame draw:style-name="gr32" draw:text-style-name="P28" draw:layer="layout" svg:width="2.024cm" svg:height="0.607cm" svg:x="0.476cm" svg:y="14.394cm">
          <draw:text-box>
            <text:p><text:span text:style-name="T15">Quelle:</text:span></text:p>
          </draw:text-box>
        </draw:frame>
        <draw:frame draw:style-name="gr33" draw:text-style-name="P29" draw:layer="layout" svg:width="9.5cm" svg:height="0.645cm" svg:x="18cm" svg:y="5.215cm">
          <draw:text-box>
            <text:p><text:span text:style-name="T5">$ aws s3 sync dist/maze-munich/ s3://maze-munich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20" draw:text-style-name="P16" draw:layer="layout" svg:width="11cm" svg:height="1.5cm" svg:x="1.003cm" svg:y="0.502cm">
          <text:p text:style-name="P5">Angular-App =&gt; API-Gateway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1" draw:text-style-name="P18" xml:id="id10" draw:id="id10" draw:layer="layout" svg:width="5.5cm" svg:height="1cm" svg:x="12.5cm" svg:y="8.5cm">
          <text:p text:style-name="P5">API-Gateway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16.859cm" svg:height="0.725cm" svg:x="10cm" svg:y="13.475cm">
          <draw:text-box>
            <text:p><text:span text:style-name="T6">https://zldhy37rz0.execute-api.eu-central-1.amazonaws.com/default/maze-hamburg</text:span></text:p>
          </draw:text-box>
        </draw:frame>
        <draw:frame draw:style-name="gr25" draw:text-style-name="P20" draw:layer="layout" svg:width="1.8cm" svg:height="0.806cm" svg:x="10.1cm" svg:y="12.869cm">
          <draw:text-box>
            <text:p><text:span text:style-name="T11">URL</text:span></text:p>
          </draw:text-box>
        </draw:frame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24cm" svg:height="0.962cm" svg:x="11.001cm" svg:y="2.6cm">
          <draw:text-box>
            <text:p>AWS</text:p>
          </draw:text-box>
        </draw:frame>
        <draw:custom-shape draw:style-name="gr1" draw:text-style-name="P1" xml:id="id9" draw:id="id9" draw:layer="layout" svg:width="5.5cm" svg:height="1cm" svg:x="1.502cm" svg:y="5.1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.502cm" svg:y="4.5cm">
          <text:p text:style-name="P14"><text:span text:style-name="T6">maze-munich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4.5cm" svg:height="1.5cm" svg:x="4.501cm" svg:y="2cm">
          <text:p text:style-name="P14"><text:span text:style-name="T6">Angular-App (statisch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34" draw:text-style-name="P8" draw:layer="layout" svg:x1="4.252cm" svg:y1="6.1cm" svg:x2="15.25cm" svg:y2="9.5cm" draw:start-shape="id9" draw:start-glue-point="2" draw:end-shape="id10" draw:end-glue-point="2" svg:d="M4252 6100v3901h10998v-501" svg:viewBox="0 0 10999 3902">
          <text:p/>
        </draw:connector>
        <draw:frame draw:style-name="gr23" draw:text-style-name="P30" draw:layer="layout" svg:width="12.28cm" svg:height="0.725cm" svg:x="0.5cm" svg:y="10.5cm">
          <draw:text-box>
            <text:p><text:span text:style-name="T16">http://maze-munich.s3-website.eu-central-1.amazonaws.com/</text:span></text:p>
          </draw:text-box>
        </draw:frame>
        <draw:frame draw:style-name="gr25" draw:text-style-name="P20" draw:layer="layout" svg:width="1.8cm" svg:height="0.806cm" svg:x="0.7cm" svg:y="9.694cm">
          <draw:text-box>
            <text:p><text:span text:style-name="T11">URL</text:span></text:p>
          </draw:text-box>
        </draw:frame>
        <draw:custom-shape draw:style-name="gr1" draw:text-style-name="P5" draw:layer="layout" svg:width="5.5cm" svg:height="1cm" svg:x="12.501cm" svg:y="5.1cm">
          <text:p text:style-name="P5"><text:span text:style-name="T2">de.zent.hamburg.</text:span>App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2.501cm" svg:y="4.5cm">
          <text:p text:style-name="P14"><text:span text:style-name="T6">maze-hambur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2" draw:id="id12" draw:layer="layout" svg:width="5.5cm" svg:height="1cm" svg:x="12.5cm" svg:y="6.1cm">
          <text:p text:style-name="P14"><text:span text:style-name="T6">handleRequest()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5cm" svg:y1="8.5cm" svg:x2="15cm" svg:y2="7.1cm">
          <text:p/>
        </draw:line>
        <draw:frame draw:style-name="gr35" draw:text-style-name="P24" xml:id="id11" draw:id="id11" draw:layer="layout" svg:width="9.439cm" svg:height="1.199cm" svg:x="18.061cm" svg:y="7cm">
          <draw:text-box>
            <text:p><text:span text:style-name="T13">// Zugriff von anderer Domain erlauben</text:span></text:p>
            <text:p><text:span text:style-name="T13">headers.put("Access-Control-Allow-Origin", "*");</text:span></text:p>
          </draw:text-box>
        </draw:frame>
        <draw:connector draw:style-name="gr36" draw:text-style-name="P8" draw:layer="layout" svg:x1="27.5cm" svg:y1="7.599cm" svg:x2="18cm" svg:y2="6.6cm" draw:start-shape="id11" draw:end-shape="id12" draw:end-glue-point="1" svg:d="M27500 7599h501v-999h-10001" svg:viewBox="0 0 10002 1000">
          <text:p/>
        </draw:connector>
        <draw:frame draw:style-name="gr37" draw:text-style-name="P10" draw:layer="layout" svg:width="5.032cm" svg:height="2.146cm" svg:x="12.468cm" svg:y="10.354cm">
          <draw:text-box>
            <text:p text:style-name="P9"><text:span text:style-name="T5">{</text:span><text:span text:style-name="T5"><text:line-break/></text:span><text:span text:style-name="T5"> <text:s text:c="3"/>"message":"hello world", </text:span><text:span text:style-name="T5"><text:line-break/></text:span><text:span text:style-name="T5"> <text:s text:c="3"/>"location":"54.93.235.110"</text:span><text:span text:style-name="T5"><text:line-break/></text:span><text:span text:style-name="T5">}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38" draw:text-style-name="P1" xml:id="id13" draw:id="id13" draw:layer="layout" svg:width="6.001cm" svg:height="1cm" svg:x="1.501cm" svg:y="5.1cm">
          <text:p text:style-name="P1"><text:span text:style-name="T1">SnsEventPublisherMai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999cm" svg:x1="4.501cm" svg:y1="6.1cm" svg:x2="7.502cm" svg:y2="5.6cm" draw:start-shape="id13" draw:start-glue-point="2" draw:end-shape="id13" draw:end-glue-point="1" svg:d="M4501 6100v1500h3501v-2000h-500" svg:viewBox="0 0 3502 2001">
          <text:p text:style-name="P2"><text:span text:style-name="T1">main()</text:span></text:p>
        </draw:connector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02cm" svg:height="0.962cm" svg:x="1.199cm" svg:y="2.6cm">
          <draw:text-box>
            <text:p>lokal</text:p>
          </draw:text-box>
        </draw:frame>
        <draw:frame draw:style-name="gr5" draw:text-style-name="P4" draw:layer="layout" svg:width="1.924cm" svg:height="0.962cm" svg:x="10.701cm" svg:y="2.6cm">
          <draw:text-box>
            <text:p>AWS</text:p>
          </draw:text-box>
        </draw:frame>
        <draw:custom-shape draw:style-name="gr1" draw:text-style-name="P5" draw:layer="layout" svg:width="5.5cm" svg:height="1cm" svg:x="13.701cm" svg:y="5.1cm">
          <text:p text:style-name="P5"><text:span text:style-name="T2">de.zent.frankfurt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9.671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custom-shape draw:style-name="gr7" draw:text-style-name="P7" xml:id="id14" draw:id="id14" draw:layer="layout" svg:width="5.5cm" svg:height="1cm" svg:x="13.701cm" svg:y="8.7cm">
          <text:p text:style-name="P5">SNS-Service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6.889cm" svg:height="0.806cm" svg:x="14.171cm" svg:y="9.738cm">
          <draw:text-box>
            <text:list text:style-name="L1">
              <text:list-item>
                <text:p><text:span text:style-name="T3">Name: </text:span><text:span text:style-name="T4">maze-frankfurt-one</text:span></text:p>
              </text:list-item>
            </text:list>
          </draw:text-box>
        </draw:frame>
        <draw:connector draw:style-name="gr9" draw:text-style-name="P8" draw:layer="layout" svg:x1="4.501cm" svg:y1="6.1cm" svg:x2="13.701cm" svg:y2="9.2cm" draw:start-shape="id13" draw:start-glue-point="2" draw:end-shape="id14" draw:end-glue-point="3" svg:d="M4501 6100v3100h9200" svg:viewBox="0 0 9201 3101">
          <text:p/>
        </draw:connector>
        <draw:connector draw:style-name="gr14" draw:text-style-name="P8" draw:layer="layout" svg:x1="16.451cm" svg:y1="8.7cm" svg:x2="16.451cm" svg:y2="7.1cm" draw:start-shape="id14" draw:start-glue-point="0" draw:end-shape="id15" draw:end-glue-point="2" svg:d="M16451 8700v-1600" svg:viewBox="0 0 1 1601">
          <text:p/>
        </draw:connector>
        <draw:custom-shape draw:style-name="gr15" draw:text-style-name="P13" draw:layer="layout" svg:width="4.5cm" svg:height="1.5cm" svg:x="4.501cm" svg:y="2.6cm">
          <text:p text:style-name="P1"><text:span text:style-name="T1">Event-Send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4.5cm" svg:height="1.5cm" svg:x="17.701cm" svg:y="2.6cm">
          <text:p text:style-name="P1"><text:span text:style-name="T1">Event-Empfän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3.5cm" svg:height="0.6cm" svg:x="1.501cm" svg:y="4.5cm">
          <text:p text:style-name="P14"><text:span text:style-name="T6">maze-augsbur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3.701cm" svg:y="4.5cm">
          <text:p text:style-name="P14"><text:span text:style-name="T6">maze-frankfur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cm" svg:height="1.5cm" svg:x="1.001cm" svg:y="0.5cm">
          <text:p text:style-name="P5">SNS-Events: senden und empfange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8" draw:text-style-name="P15" xml:id="id15" draw:id="id15" draw:layer="layout" svg:width="5.5cm" svg:height="1cm" svg:x="13.701cm" svg:y="6.1cm">
          <text:p text:style-name="P14"><text:span text:style-name="T6">handleEvent(SNSEven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38" draw:text-style-name="P1" xml:id="id16" draw:id="id16" draw:layer="layout" svg:width="6.001cm" svg:height="1cm" svg:x="1.501cm" svg:y="5.1cm">
          <text:p text:style-name="P1"><text:span text:style-name="T1">SqsEventPublisherMai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999cm" svg:x1="4.501cm" svg:y1="6.1cm" svg:x2="7.502cm" svg:y2="5.6cm" draw:start-shape="id16" draw:start-glue-point="2" draw:end-shape="id16" draw:end-glue-point="1" svg:d="M4501 6100v1500h3501v-2000h-500" svg:viewBox="0 0 3502 2001">
          <text:p text:style-name="P2"><text:span text:style-name="T1">main()</text:span></text:p>
        </draw:connector>
        <draw:custom-shape draw:style-name="gr3" draw:text-style-name="P2" draw:layer="layout" svg:width="0.5cm" svg:height="12cm" svg:x="9.001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02cm" svg:height="0.962cm" svg:x="1.199cm" svg:y="2.6cm">
          <draw:text-box>
            <text:p>lokal</text:p>
          </draw:text-box>
        </draw:frame>
        <draw:frame draw:style-name="gr5" draw:text-style-name="P4" draw:layer="layout" svg:width="1.924cm" svg:height="0.962cm" svg:x="10.701cm" svg:y="2.6cm">
          <draw:text-box>
            <text:p>AWS</text:p>
          </draw:text-box>
        </draw:frame>
        <draw:custom-shape draw:style-name="gr1" draw:text-style-name="P5" draw:layer="layout" svg:width="5.5cm" svg:height="1cm" svg:x="13.701cm" svg:y="5.1cm">
          <text:p text:style-name="P5"><text:span text:style-name="T2">de.zent.stuttgart.</text:span>App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54cm" svg:height="0.806cm" svg:x="19.671cm" svg:y="5.138cm">
          <draw:text-box>
            <text:list text:style-name="L1">
              <text:list-item>
                <text:p><text:span text:style-name="T3">Lambda-Function</text:span></text:p>
              </text:list-item>
            </text:list>
          </draw:text-box>
        </draw:frame>
        <draw:custom-shape draw:style-name="gr7" draw:text-style-name="P7" xml:id="id17" draw:id="id17" draw:layer="layout" svg:width="5.5cm" svg:height="1cm" svg:x="13.701cm" svg:y="8.7cm">
          <text:p text:style-name="P5">SQS-Service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6.889cm" svg:height="0.806cm" svg:x="14.171cm" svg:y="9.738cm">
          <draw:text-box>
            <text:list text:style-name="L1">
              <text:list-item>
                <text:p><text:span text:style-name="T3">Name: </text:span><text:span text:style-name="T4">maze-stuttgart-one</text:span></text:p>
              </text:list-item>
            </text:list>
          </draw:text-box>
        </draw:frame>
        <draw:connector draw:style-name="gr9" draw:text-style-name="P8" draw:layer="layout" svg:x1="4.501cm" svg:y1="6.1cm" svg:x2="13.701cm" svg:y2="9.2cm" draw:start-shape="id16" draw:start-glue-point="2" draw:end-shape="id17" draw:end-glue-point="3" svg:d="M4501 6100v3100h9200" svg:viewBox="0 0 9201 3101">
          <text:p/>
        </draw:connector>
        <draw:connector draw:style-name="gr14" draw:text-style-name="P8" draw:layer="layout" svg:x1="16.451cm" svg:y1="8.7cm" svg:x2="16.451cm" svg:y2="7.1cm" draw:start-shape="id17" draw:start-glue-point="0" draw:end-shape="id18" draw:end-glue-point="2" svg:d="M16451 8700v-1600" svg:viewBox="0 0 1 1601">
          <text:p/>
        </draw:connector>
        <draw:custom-shape draw:style-name="gr15" draw:text-style-name="P13" draw:layer="layout" svg:width="4.5cm" svg:height="1.5cm" svg:x="4.501cm" svg:y="2.6cm">
          <text:p text:style-name="P1"><text:span text:style-name="T1">Event-Send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4.5cm" svg:height="1.5cm" svg:x="17.701cm" svg:y="2.6cm">
          <text:p text:style-name="P1"><text:span text:style-name="T1">Event-Empfän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51.2108420351 34105.2631578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3.5cm" svg:height="0.6cm" svg:x="1.501cm" svg:y="4.5cm">
          <text:p text:style-name="P14"><text:span text:style-name="T6">maze-augsburg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.5cm" svg:height="0.6cm" svg:x="13.701cm" svg:y="4.5cm">
          <text:p text:style-name="P14"><text:span text:style-name="T6">maze-stuttgar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cm" svg:height="1.5cm" svg:x="1.001cm" svg:y="0.5cm">
          <text:p text:style-name="P5">SQS-Events: senden und empfangen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8" draw:text-style-name="P15" xml:id="id18" draw:id="id18" draw:layer="layout" svg:width="5.5cm" svg:height="1cm" svg:x="13.701cm" svg:y="6.1cm">
          <text:p text:style-name="P14"><text:span text:style-name="T6">handleEvent(SQSEven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9" draw:display-name="Linienspitzen 9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21:05:36.681418805</meta:creation-date>
    <dc:date>2023-05-24T17:13:26.305952097</dc:date>
    <meta:editing-duration>PT7H57M50S</meta:editing-duration>
    <meta:editing-cycles>55</meta:editing-cycles>
    <meta:generator>LibreOffice/7.3.7.2$Linux_X86_64 LibreOffice_project/30$Build-2</meta:generator>
    <meta:document-statistic meta:object-count="155"/>
  </office:meta>
</office:document-meta>
</file>